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5c0f0" officeooo:paragraph-rsid="0005c0f0"/>
    </style:style>
    <style:style style:name="P2" style:family="paragraph" style:parent-style-name="Text_20_body">
      <style:paragraph-properties fo:text-align="justify" style:justify-single-word="false"/>
      <style:text-properties officeooo:rsid="0005c0f0" officeooo:paragraph-rsid="0005c0f0"/>
    </style:style>
    <style:style style:name="P3" style:family="paragraph" style:parent-style-name="Text_20_body">
      <style:paragraph-properties fo:text-align="justify" style:justify-single-word="false"/>
      <style:text-properties officeooo:rsid="0005e30f" officeooo:paragraph-rsid="0005e30f"/>
    </style:style>
    <style:style style:name="P4" style:family="paragraph" style:parent-style-name="Text_20_body">
      <style:paragraph-properties fo:text-align="justify" style:justify-single-word="false"/>
      <style:text-properties officeooo:rsid="00074e90" officeooo:paragraph-rsid="00074e90"/>
    </style:style>
    <style:style style:name="P5" style:family="paragraph" style:parent-style-name="Text_20_body">
      <style:paragraph-properties fo:text-align="justify" style:justify-single-word="false"/>
      <style:text-properties officeooo:rsid="000774b4" officeooo:paragraph-rsid="000774b4"/>
    </style:style>
    <style:style style:name="P6" style:family="paragraph" style:parent-style-name="Text_20_body">
      <style:paragraph-properties fo:text-align="justify" style:justify-single-word="false"/>
      <style:text-properties style:font-name="monospace" officeooo:rsid="000774b4" officeooo:paragraph-rsid="000774b4"/>
    </style:style>
    <style:style style:name="P7" style:family="paragraph" style:parent-style-name="Text_20_body">
      <style:paragraph-properties fo:text-align="justify" style:justify-single-word="false"/>
      <style:text-properties style:font-name="monospace" officeooo:rsid="000774b4" officeooo:paragraph-rsid="0009c064"/>
    </style:style>
    <style:style style:name="P8" style:family="paragraph" style:parent-style-name="Text_20_body">
      <style:paragraph-properties fo:text-align="justify" style:justify-single-word="false"/>
      <style:text-properties style:font-name="monospace" officeooo:paragraph-rsid="0009c064"/>
    </style:style>
    <style:style style:name="P9" style:family="paragraph" style:parent-style-name="Text_20_body">
      <style:paragraph-properties fo:text-align="justify" style:justify-single-word="false"/>
      <style:text-properties style:font-name="monospace" officeooo:paragraph-rsid="000774b4"/>
    </style:style>
    <style:style style:name="P10" style:family="paragraph" style:parent-style-name="Text_20_body">
      <style:paragraph-properties fo:text-align="justify" style:justify-single-word="false"/>
      <style:text-properties officeooo:rsid="0009c064" officeooo:paragraph-rsid="0009c064"/>
    </style:style>
    <style:style style:name="P11" style:family="paragraph" style:parent-style-name="Heading_20_1">
      <style:paragraph-properties fo:text-align="justify" style:justify-single-word="false"/>
      <style:text-properties officeooo:rsid="0005c0f0" officeooo:paragraph-rsid="0005c0f0"/>
    </style:style>
    <style:style style:name="P12" style:family="paragraph" style:parent-style-name="Heading_20_3">
      <style:paragraph-properties fo:text-align="justify" style:justify-single-word="false"/>
      <style:text-properties officeooo:rsid="0005c0f0" officeooo:paragraph-rsid="0005c0f0"/>
    </style:style>
    <style:style style:name="P13" style:family="paragraph" style:parent-style-name="Heading_20_3">
      <style:paragraph-properties fo:text-align="justify" style:justify-single-word="false"/>
      <style:text-properties officeooo:rsid="0005e30f" officeooo:paragraph-rsid="0005e30f"/>
    </style:style>
    <style:style style:name="P14" style:family="paragraph" style:parent-style-name="Heading_20_3">
      <style:paragraph-properties fo:text-align="justify" style:justify-single-word="false"/>
      <style:text-properties officeooo:rsid="000774b4" officeooo:paragraph-rsid="000774b4"/>
    </style:style>
    <style:style style:name="P15" style:family="paragraph" style:parent-style-name="Heading_20_3">
      <style:paragraph-properties fo:text-align="justify" style:justify-single-word="false"/>
      <style:text-properties officeooo:rsid="00088434" officeooo:paragraph-rsid="00088434"/>
    </style:style>
    <style:style style:name="T1" style:family="text">
      <style:text-properties officeooo:rsid="0005e30f"/>
    </style:style>
    <style:style style:name="T2" style:family="text">
      <style:text-properties style:text-position="sub 58%" officeooo:rsid="0005e30f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sub 58%" officeooo:rsid="000c3a44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5e30f"/>
    </style:style>
    <style:style style:name="T7" style:family="text">
      <style:text-properties style:text-position="0% 100%" officeooo:rsid="000c3a44"/>
    </style:style>
    <style:style style:name="T8" style:family="text">
      <style:text-properties style:text-position="0% 100%" officeooo:rsid="000c8ffa"/>
    </style:style>
    <style:style style:name="T9" style:family="text">
      <style:text-properties style:font-name="monospace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774b4"/>
    </style:style>
    <style:style style:name="T12" style:family="text">
      <style:text-properties officeooo:rsid="000774b4"/>
    </style:style>
    <style:style style:name="T13" style:family="text">
      <style:text-properties fo:color="#000000" fo:background-color="#ffffff" loext:char-shading-value="0"/>
    </style:style>
    <style:style style:name="T14" style:family="text">
      <style:text-properties style:text-position="super 58%"/>
    </style:style>
    <style:style style:name="T15" style:family="text">
      <style:text-properties officeooo:rsid="000aa0b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Zadanie 6.</text:h>
      <text:h text:style-name="P12" text:outline-level="3">6.1 Opis problemu:</text:h>
      <text:p text:style-name="P2">Przeprowadzić eksperyment dla równania rekurencyjnego: <draw:frame draw:style-name="fr1" draw:name="Object1" text:anchor-type="as-char" svg:y="-0.172in" svg:width="1.9791in" svg:height="0.241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dla odpowiednich wartości c i x</text:span><text:span text:style-name="T2">0</text:span><text:span text:style-name="T6">. </text:span></text:p>
      <text:h text:style-name="P13" text:outline-level="3">6.2 Rozwiązanie:</text:h>
      <text:p text:style-name="P3">Implementacja algorytmu iteracyjnego w języku <text:span text:style-name="T9">Julia</text:span><text:span text:style-name="T10">. </text:span><text:span text:style-name="T11">Dla danych:</text:span></text:p>
      <text:p text:style-name="P4"><text:span text:style-name="T10">1. c = -2 i x</text:span><text:span text:style-name="T3">0</text:span><text:span text:style-name="T10"> = 1</text:span></text:p>
      <text:p text:style-name="P4"><text:span text:style-name="T10">2. c = -2 i x</text:span><text:span text:style-name="T3">0</text:span><text:span text:style-name="T10"> = 2</text:span></text:p>
      <text:p text:style-name="P4"><text:span text:style-name="T10">3. c = -2 i x</text:span><text:span text:style-name="T3">0</text:span><text:span text:style-name="T10"> = 1.99999999999999</text:span></text:p>
      <text:p text:style-name="P4"><text:span text:style-name="T10">4. c = -1 i x</text:span><text:span text:style-name="T3">0</text:span><text:span text:style-name="T10"> = 1</text:span></text:p>
      <text:p text:style-name="P4"><text:span text:style-name="T10">5. c = -1 i x</text:span><text:span text:style-name="T3">0</text:span><text:span text:style-name="T10"> = =1</text:span></text:p>
      <text:p text:style-name="P4"><text:span text:style-name="T10">6. c = -1 i x</text:span><text:span text:style-name="T3">0</text:span><text:span text:style-name="T10"> = 0.75</text:span></text:p>
      <text:p text:style-name="P4"><text:span text:style-name="T10">7. c = -1 i x</text:span><text:span text:style-name="T3">0</text:span><text:span text:style-name="T10"> = 0.25</text:span></text:p>
      <text:h text:style-name="P14" text:outline-level="3">6.3 Wyniki:</text:h>
      <text:p text:style-name="P5">N: <text:s text:c="2"/>1:<text:tab/> <text:s text:c="6"/><text:tab/>2:<text:tab/><text:tab/>3:<text:tab/><text:tab/><text:tab/>4:<text:tab/>5:<text:tab/>6:<text:tab/><text:tab/>7:</text:p>
      <text:p text:style-name="P6"><text:span text:style-name="T13">0: 1.0, <text:tab/>2.0, 1.99999999999999, <text:tab/>1.0, -1.0, 0.75, <text:tab/>0.25 </text:span><text:line-break/>1: -1.0, <text:tab/>2.0, 1.99999999999996, <text:tab/>0.0, 0.0, -0.4375, -0.9375 <text:line-break/>2: -1.0, <text:tab/>2.0, 1.9999999999998401,<text:tab/>-1.0,-1.0, -0.80859375,-0.12109375</text:p>
      <text:p text:style-name="P7">…</text:p>
      <text:p text:style-name="P8"><text:span text:style-name="T13">10: -1.0, 2.0, 1.999999989522621, -1.0, -1.0, -0.999620188061125, -6.5931482495784</text:span>62e-11 <text:line-break/>11: -1.0, 2.0, 1.9999999580904841, 0.0, 0.0, -0.0007594796206411569, -1.0<text:line-break/>...</text:p>
      <text:p text:style-name="P8"><text:span text:style-name="T13">15:-1.0, 2.0, 1.9999892711734937, 0.0, 0.0, -2.6616486792363503e-12, -1.0 </text:span><text:line-break/>16: -1.0, 2.0, 1.9999570848090826, -1.0, -1.0, -1.0, 0.0 <text:line-break/>17: -1.0, 2.0, 1.999828341078044, 0.0, 0.0, 0.0, -1.0 <text:line-break/>18: -1.0, 2.0, 1.9993133937789613, -1.0, -1.0, -1.0, 0.0<text:span text:style-name="T12"><text:line-break/></text:span><text:soft-page-break/><text:span text:style-name="T13">19: -1.0, 2.0, 1.9972540465439481, 0.0, 0.0, 0.0, <text:tab/>-1.0 </text:span><text:line-break/>20: -1.0, 2.0, 1.9890237264361752, -1.0, -1.0, -1.0, <text:tab/>0.0 <text:line-break/>21: -1.0, 2.0, 1.9562153843260486, 0.0, 0.0, 0.0, <text:tab/>-1.0</text:p>
      <text:p text:style-name="P9">…<text:line-break/><text:span text:style-name="T13">38: -1.0, 2.0, 1.8145742550678174, -1.0, -1.0, -1.0, <text:tab/>0.0 </text:span><text:line-break/>39: -1.0, 2.0, 1.2926797271549244, 0.0, 0.0, 0.0, <text:tab/>-1.0 <text:line-break/>40: -1.0, 2.0, -0.3289791230026702, -1.0, -1.0, -1.0, 0.0<text:line-break/><text:line-break/><text:line-break/></text:p>
      <text:h text:style-name="P15" text:outline-level="3">6.4 Wnioski:</text:h>
      <text:p text:style-name="P10">1) Wyniki prawidłowe</text:p>
      <text:p text:style-name="P10">2) Wyniki prawidłowe</text:p>
      <text:p text:style-name="P10">3) Mała zmiana wartości w duży sposób wpływa na wyniki. Kumulacja błędu.</text:p>
      <text:p text:style-name="P10">4) ,5) Poprawny wynik.</text:p>
      <text:p text:style-name="P10">6) W kroku 16 wartoś<text:span text:style-name="T15">ć</text:span> jest zbyt mała by ją obliczyć co skutkuje błędnym wynikiem który jest powielany w następnych iteracjach.</text:p>
      <text:p text:style-name="P10">7) Podobnie jak w podpunkcie 6) tym razem dzieje się to szybciej , w kroku 10. Ponownie wartość obliczona jest za mała dla arytmetyki, a e<text:span text:style-name="T15">f</text:span>e<text:span text:style-name="T15">k</text:span>t występuje szybciej ponieważ 0.25<text:span text:style-name="T14">x</text:span><text:span text:style-name="T5"> maleje szybciej niż 0.75</text:span><text:span text:style-name="T14">x </text:span><text:span text:style-name="T4"><text:s/></text:span><text:span text:style-name="T7">dla coraz większych </text:span><text:span text:style-name="T8">x</text:span><text:span text:style-name="T5">.</text:span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5c0f0" officeooo:paragraph-rsid="0005c0f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10:08.325629625</meta:creation-date>
    <dc:date>2017-11-12T20:03:46.640578024</dc:date>
    <meta:editing-duration>PT55M13S</meta:editing-duration>
    <meta:editing-cycles>9</meta:editing-cycles>
    <meta:generator>LibreOffice/5.3.7.2.0$Linux_X86_64 LibreOffice_project/30m0$Build-2</meta:generator>
    <meta:document-statistic meta:table-count="0" meta:image-count="0" meta:object-count="1" meta:page-count="2" meta:paragraph-count="27" meta:word-count="297" meta:character-count="1857" meta:non-whitespace-character-count="1546"/>
  </office:meta>
</office:document-meta>
</file>

<file path=Object 1/content.xml><?xml version="1.0" encoding="utf-8"?>
<math xmlns="http://www.w3.org/1998/Math/MathML" display="block">
  <semantics>
    <mrow>
      <msub>
        <mi>x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b>
      <mrow>
        <mi mathvariant="normal">:</mi>
        <mo stretchy="false">=</mo>
        <mrow>
          <msubsup>
            <mi>x</mi>
            <mi>n</mi>
            <mn>2</mn>
          </msubsup>
          <mo stretchy="false">+</mo>
          <mi>c</mi>
        </mrow>
      </mrow>
      <mi mathvariant="italic">dla</mi>
      <mrow>
        <mi>n</mi>
        <mo stretchy="false">=</mo>
        <mn>0</mn>
      </mrow>
      <mi>,</mi>
      <mn>1</mn>
      <mi>,</mi>
      <mi>.</mi>
      <mi>.</mi>
      <mi>.</mi>
      <mi>,</mi>
    </mrow>
    <annotation encoding="StarMath 5.0">x_(n+1)
:=
x^2_n
+
c
dla
n
= 0
,
1
, . . . ,</annotation>
  </semantics>
</math>
</file>